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-BoldMT" svg:font-family="Arial-BoldMT"/>
    <style:font-face style:name="Mangal1" svg:font-family="Mangal"/>
    <style:font-face style:name="OpenSymbol" svg:font-family="OpenSymbol"/>
    <style:font-face style:name="Times New Roman1" svg:font-family="'Times New Roman'"/>
    <style:font-face style:name="ArialMT" svg:font-family="ArialMT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0.689cm" fo:margin-left="-0.009cm" fo:margin-top="0cm" fo:margin-bottom="0cm" table:align="left" style:writing-mode="lr-tb"/>
    </style:style>
    <style:style style:name="Tabela1.A" style:family="table-column">
      <style:table-column-properties style:column-width="4.796cm"/>
    </style:style>
    <style:style style:name="Tabela1.B" style:family="table-column">
      <style:table-column-properties style:column-width="2.505cm"/>
    </style:style>
    <style:style style:name="Tabela1.C" style:family="table-column">
      <style:table-column-properties style:column-width="1.692cm"/>
    </style:style>
    <style:style style:name="Tabela1.D" style:family="table-column">
      <style:table-column-properties style:column-width="1.697cm"/>
    </style:style>
    <style:style style:name="Tabela1.1" style:family="table-row">
      <style:table-row-properties style:min-row-height="0.529cm" style:keep-together="true" fo:keep-together="auto"/>
    </style:style>
    <style:style style:name="Tabela1.A1" style:family="table-cell">
      <style:table-cell-properties style:vertical-align="bottom" fo:background-color="#ffffff" fo:padding-left="0.123cm" fo:padding-right="0.123cm" fo:padding-top="0cm" fo:padding-bottom="0cm" fo:border="0.018cm solid #00000a">
        <style:background-image/>
      </style:table-cell-properties>
    </style:style>
    <style:style style:name="Tabela1.B1" style:family="table-cell">
      <style:table-cell-properties style:vertical-align="bottom" fo:background-color="#ffffff" fo:padding-left="0.123cm" fo:padding-right="0.123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ela1.A2" style:family="table-cell">
      <style:table-cell-properties style:vertical-align="bottom" fo:background-color="#ffffff" fo:padding-left="0.123cm" fo:padding-right="0.123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B2" style:family="table-cell" style:data-style-name="N0">
      <style:table-cell-properties style:vertical-align="bottom" fo:background-color="#ffffff" fo:padding-left="0.123cm" fo:padding-right="0.123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ela1.C2" style:family="table-cell">
      <style:table-cell-properties style:vertical-align="bottom" fo:background-color="#ffffff" fo:padding-left="0.123cm" fo:padding-right="0.123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Text_20_body"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style:text-autospace="non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style="normal" style:text-underline-style="none" fo:font-weight="normal" style:font-name-asian="Arial-BoldMT" style:font-size-asian="14pt" style:font-style-asian="normal" style:font-weight-asian="normal" style:font-name-complex="Arial-BoldMT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style="normal" style:text-underline-style="none" fo:font-weight="bold" style:font-name-asian="Arial-BoldMT" style:font-size-asian="14pt" style:font-style-asian="normal" style:font-weight-asian="bold" style:font-name-complex="Arial-BoldMT" style:font-size-complex="14pt" style:font-style-complex="normal" style:font-weight-complex="bold"/>
    </style:style>
    <style:style style:name="P7" style:family="paragraph" style:parent-style-name="Standard">
      <style:paragraph-properties style:text-autospace="none"/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paragraph-properties style:text-autospace="none"/>
      <style:text-properties fo:color="#000000" style:font-name="Times New Roman" fo:font-size="14pt" fo:font-style="normal" style:text-underline-style="none" fo:font-weight="bold" style:font-name-asian="ArialMT" style:font-size-asian="14pt" style:font-style-asian="normal" style:font-weight-asian="bold" style:font-name-complex="ArialMT" style:font-size-complex="14pt" style:font-style-complex="normal" style:font-weight-complex="bold"/>
    </style:style>
    <style:style style:name="P10" style:family="paragraph" style:parent-style-name="List_20_Paragraph" style:list-style-name="WWNum1">
      <style:text-properties fo:color="#000000" style:font-name="Times New Roman" fo:font-size="14pt" fo:font-style="normal" style:text-underline-style="none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1" style:family="paragraph" style:parent-style-name="List_20_Paragraph" style:list-style-name="WWNum2"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2" style:family="paragraph" style:parent-style-name="List_20_Paragraph" style:list-style-name="WWNum4"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3" style:family="paragraph" style:parent-style-name="List_20_Paragraph" style:list-style-name="WWNum4">
      <style:paragraph-properties style:text-autospace="none"/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4" style:family="paragraph" style:parent-style-name="List_20_Paragraph">
      <style:paragraph-properties style:text-autospace="none"/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text-properties fo:font-variant="normal" fo:text-transform="none" fo:color="#000000" style:font-name="Times New Roman" fo:font-size="14pt" fo:letter-spacing="normal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17" style:family="paragraph" style:parent-style-name="Text_20_body"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18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 style:font-name-asian="ArialMT" style:font-name-complex="ArialMT"/>
    </style:style>
    <style:style style:name="T2" style:family="text">
      <style:text-properties fo:font-variant="normal" fo:text-transform="none" fo:letter-spacing="normal" fo:font-weight="bold" style:font-name-asian="ArialMT" style:font-weight-asian="bold" style:font-name-complex="ArialMT" style:font-weight-complex="bold"/>
    </style:style>
    <style:style style:name="T3" style:family="text"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ArialMT" style:font-name-complex="ArialM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rbara Partyka</text:p>
      <text:p text:style-name="P6">Scenariusz 5</text:p>
      <text:p text:style-name="P5"><text:span text:style-name="T4">Temat ćwiczenia</text:span>: <text:span text:style-name="T5">Budowa i działanie sieci Kohonena dla WTA.</text:span></text:p>
      <text:p text:style-name="P7">Celem ćwiczenia jest poznanie budowy i działania sieci Kohonena</text:p>
      <text:p text:style-name="P7"/>
      <text:p text:style-name="P7"/>
      <text:p text:style-name="P3"><text:span text:style-name="T2">Sieci Kohonena </text:span><text:span text:style-name="T1">są jednym z podstawowych typów sieci samoorganizujących się. Właśnie dzięki zdolności samoorganizacji otwierają się zupełnie nowe możliwości - adaptacja do wcześniej nieznanych danych wejściowych, o których bardzo niewiele wiadomo. Wydaje się to naturalnym sposobem uczenia, który jest używany chociażby w naszych mózgach, którym nikt nie definiuje żadnych wzorców, tylko muszą się one krystalizować w trakcie procesu uczenia, połączonego z normalnym funkcjonowaniem. Sieci Kohonena stanowią synonim całej grupy sieci, w których uczenie odbywa się metodą samoorganizującą typu konkurencyjnego. Polega ona na podawaniu na wejścia sieci sygnałów, a następnie wybraniu w drodze konkurencji zwycięskiego neuronu, który najlepiej odpowiada wektorowi wejściowemu. Dokładny schemat konkurencji i późniejszej modyfikacji wag synaptycznych może mieć różną postać. Wyróżnia się wiele podtypów sieci opartych na konkurencji, które różnią się dokładnym algorytmem samoorganizacji.</text:span><text:span text:style-name="T5"> </text:span></text:p>
      <text:p text:style-name="P7"/>
      <text:p text:style-name="P3"><text:span text:style-name="T1">Architektura sieci samorganizujcej się:</text:span><text:span text:style-name="T5"><text:line-break/></text:span><text:span text:style-name="T1">Bardzo istotną kwestią jest struktura sieci neuronowej. Pojedynczy neuron jest mechanizmem bardzo prostym i przez to niewiele potrafiącym. Dopiero połączenie wielu neuronów ze sobą umożliwia prowadzenie dowolnie skomplikowanych operacji. Ze względu na raczej niewielką wiedzę o faktycznych zasadach funkcjonowania ludzkiego mózgu, powstało wiele różnych architektur, które starają się naśladować budowę i zachowanie poszczególnych fragmentów układu nerwowego. Najczęściej stosuje się w tego typu sieciach architekturę jednokierunkową jednowarstwową. Jest to podyktowane faktem, że wszystkie neurony muszą uczestniczyć w konkurencji na równych prawach. Dlatego każdy z nich musi mieć tyle wejść ile jest wejść całego systemu.</text:span><text:span text:style-name="T5"> </text:span></text:p>
      <text:p text:style-name="P7"/>
      <text:p text:style-name="P3"><text:span text:style-name="T5"><draw:frame draw:style-name="fr1" draw:name="grafika1" text:anchor-type="as-char" svg:width="8.255cm" svg:height="7.038cm" draw:z-index="0"><draw:image xlink:href="http://galaxy.agh.edu.pl/~vlsi/AI/koho_t/siec.jpg" xlink:type="simple" xlink:show="embed" xlink:actuate="onLoad"/></draw:frame></text:span><text:span text:style-name="T5"> </text:span><text:span text:style-name="T1">Schemat sieci jednowarstwowej </text:span><text:soft-page-break/><text:span text:style-name="T1">jednokierunkowej</text:span></text:p>
      <text:p text:style-name="P1"><text:line-break/><text:span text:style-name="T1">Etapy działania<text:line-break/>Funkcjonowanie samoorganizujących się sieci neuronowych odbywa się w trzech etapach:</text:span></text:p>
      <text:list xml:id="list3856263034534346419" text:style-name="L1">
        <text:list-item>
          <text:p text:style-name="P18">konstrukcja</text:p>
        </text:list-item>
        <text:list-item>
          <text:p text:style-name="P18">uczenie</text:p>
        </text:list-item>
        <text:list-item>
          <text:p text:style-name="P15">rozpoznawanie</text:p>
          <text:p text:style-name="P15"/>
        </text:list-item>
      </text:list>
      <text:p text:style-name="P16">Algorytm uczenia</text:p>
      <text:p text:style-name="P17"/>
      <text:p text:style-name="P1"><text:span text:style-name="T5"><draw:frame draw:style-name="fr1" draw:name="grafika2" text:anchor-type="as-char" svg:width="8.731cm" svg:height="6.376cm" draw:z-index="1"><draw:image xlink:href="http://galaxy.agh.edu.pl/~vlsi/AI/koho_t/wzorki_new.gif" xlink:type="simple" xlink:show="embed" xlink:actuate="onLoad"/></draw:frame></text:span><text:span text:style-name="T5"> </text:span></text:p>
      <text:p text:style-name="P17"/>
      <text:p text:style-name="Text_20_body"><text:span text:style-name="T3">(źrodło: </text:span><text:a xlink:type="simple" xlink:href="http://galaxy.agh.edu.pl/~vlsi/AI/koho_t/" text:style-name="Internet_20_link" text:visited-style-name="Visited_20_Internet_20_Link">http://galaxy.agh.edu.pl/~vlsi/AI/koho_t/</text:a><text:span text:style-name="T3">)</text:span></text:p>
      <text:p text:style-name="P7"/>
      <text:list xml:id="list1751175046253532897" text:style-name="WWNum1">
        <text:list-header>
          <text:p text:style-name="P10">Opis Programu</text:p>
        </text:list-header>
      </text:list>
      <text:p text:style-name="P2">Program został napisany w czystym języku Java. Napisane zostały następujące klasy:</text:p>
      <text:list xml:id="list779837113824473911" text:style-name="WWNum2">
        <text:list-item>
          <text:p text:style-name="P11">Network – obsługa tworzenia sieci neuronowej</text:p>
        </text:list-item>
        <text:list-item>
          <text:p text:style-name="P11">Layer – obsługa tworzenia warstwy neuronowej</text:p>
        </text:list-item>
        <text:list-item>
          <text:p text:style-name="P11">Neuron – obsługa tworzenia pojedynczego neuronu</text:p>
        </text:list-item>
        <text:list-item>
          <text:p text:style-name="P11">Data – kontener na dane uczące oraz testujące</text:p>
        </text:list-item>
        <text:list-item>
          <text:p text:style-name="P11">LoadData – obsługa wczytywania danych uczących oraz testujących</text:p>
        </text:list-item>
        <text:list-item>
          <text:p text:style-name="P11">Main – główne wywołania programu</text:p>
        </text:list-item>
      </text:list>
      <text:p text:style-name="P7">Stowrzona sieć składa się <text:s/>z 4 wejść oraz 30 wyjść.</text:p>
      <text:p text:style-name="P7"/>
      <text:list xml:id="list29466336" text:continue-list="list1751175046253532897" text:style-name="WWNum1">
        <text:list-header>
          <text:p text:style-name="P10"><text:soft-page-break/>Dane uczące oraz testujące</text:p>
        </text:list-header>
      </text:list>
      <text:p text:style-name="P7">Dane uczące zawierają się w pliku „train.txt”, a dane testujące zawierają się w pliku „test.txt”.</text:p>
      <text:p text:style-name="P9"/>
      <text:list xml:id="list29475612" text:continue-numbering="true" text:style-name="WWNum1">
        <text:list-header>
          <text:p text:style-name="P10">Wyniki działania programu:</text:p>
        </text:list-header>
      </text:list>
      <text:p text:style-name="P2">W ramach przeanalizowania działania programu przeprowadzono testy z następującymi zmiennymi:</text:p>
      <text:list xml:id="list1401364857710714280" text:style-name="WWNum4">
        <text:list-item>
          <text:p text:style-name="P12">Zmienny współczynnik uczenia</text:p>
        </text:list-item>
        <text:list-item>
          <text:p text:style-name="P12">Zmienna ilość epok</text:p>
        </text:list-item>
        <text:list-item>
          <text:p text:style-name="P13">Zmienna ilość neuronów</text:p>
        </text:list-item>
      </text:list>
      <text:p text:style-name="P14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Współczynnik uczenia</text:p>
          </table:table-cell>
          <table:table-cell table:style-name="Tabela1.B1" office:value-type="string">
            <text:p text:style-name="P2">Ilosć błędów</text:p>
          </table:table-cell>
          <table:table-cell table:style-name="Tabela1.B1" office:value-type="string">
            <text:p text:style-name="P2">Ilość grup</text:p>
          </table:table-cell>
          <table:table-cell table:style-name="Tabela1.B1" office:value-type="string">
            <text:p text:style-name="P2">Ilość iteracji</text:p>
          </table:table-cell>
        </table:table-row>
        <table:table-row table:style-name="Tabela1.1">
          <table:table-cell table:style-name="Tabela1.A2" office:value-type="string">
            <text:p text:style-name="P4">0,01</text:p>
          </table:table-cell>
          <table:table-cell table:style-name="Tabela1.B2" office:value-type="float" office:value="52">
            <text:p text:style-name="P4">52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4">1000</text:p>
          </table:table-cell>
        </table:table-row>
        <table:table-row table:style-name="Tabela1.1">
          <table:table-cell table:style-name="Tabela1.A2" office:value-type="string">
            <text:p text:style-name="P4">0,05</text:p>
          </table:table-cell>
          <table:table-cell table:style-name="Tabela1.B2" office:value-type="float" office:value="52">
            <text:p text:style-name="P4">52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4">1000</text:p>
          </table:table-cell>
        </table:table-row>
        <table:table-row table:style-name="Tabela1.1">
          <table:table-cell table:style-name="Tabela1.A2" office:value-type="string">
            <text:p text:style-name="P4">0,1</text:p>
          </table:table-cell>
          <table:table-cell table:style-name="Tabela1.B2" office:value-type="float" office:value="2">
            <text:p text:style-name="P4">2</text:p>
          </table:table-cell>
          <table:table-cell table:style-name="Tabela1.C2" office:value-type="string">
            <text:p text:style-name="P4">3</text:p>
          </table:table-cell>
          <table:table-cell table:style-name="Tabela1.C2" office:value-type="string">
            <text:p text:style-name="P4">1000</text:p>
          </table:table-cell>
        </table:table-row>
        <table:table-row table:style-name="Tabela1.1">
          <table:table-cell table:style-name="Tabela1.A2" office:value-type="string">
            <text:p text:style-name="P4">0,2</text:p>
          </table:table-cell>
          <table:table-cell table:style-name="Tabela1.C2" office:value-type="string">
            <text:p text:style-name="P4">33</text:p>
          </table:table-cell>
          <table:table-cell table:style-name="Tabela1.C2" office:value-type="string">
            <text:p text:style-name="P4">4</text:p>
          </table:table-cell>
          <table:table-cell table:style-name="Tabela1.C2" office:value-type="string">
            <text:p text:style-name="P4">1000</text:p>
          </table:table-cell>
        </table:table-row>
        <table:table-row table:style-name="Tabela1.1">
          <table:table-cell table:style-name="Tabela1.A2" office:value-type="string">
            <text:p text:style-name="P4">0,4</text:p>
          </table:table-cell>
          <table:table-cell table:style-name="Tabela1.C2" office:value-type="string">
            <text:p text:style-name="P4">9</text:p>
          </table:table-cell>
          <table:table-cell table:style-name="Tabela1.C2" office:value-type="string">
            <text:p text:style-name="P4">3</text:p>
          </table:table-cell>
          <table:table-cell table:style-name="Tabela1.C2" office:value-type="string">
            <text:p text:style-name="P4">1000</text:p>
          </table:table-cell>
        </table:table-row>
        <table:table-row table:style-name="Tabela1.1">
          <table:table-cell table:style-name="Tabela1.A2" office:value-type="string">
            <text:p text:style-name="P4">0,6</text:p>
          </table:table-cell>
          <table:table-cell table:style-name="Tabela1.C2" office:value-type="string">
            <text:p text:style-name="P4">14</text:p>
          </table:table-cell>
          <table:table-cell table:style-name="Tabela1.C2" office:value-type="string">
            <text:p text:style-name="P4">3</text:p>
          </table:table-cell>
          <table:table-cell table:style-name="Tabela1.C2" office:value-type="string">
            <text:p text:style-name="P4">1000</text:p>
          </table:table-cell>
        </table:table-row>
        <table:table-row table:style-name="Tabela1.1">
          <table:table-cell table:style-name="Tabela1.A2" office:value-type="string">
            <text:p text:style-name="P4">0,8</text:p>
          </table:table-cell>
          <table:table-cell table:style-name="Tabela1.C2" office:value-type="string">
            <text:p text:style-name="P4">50</text:p>
          </table:table-cell>
          <table:table-cell table:style-name="Tabela1.C2" office:value-type="string">
            <text:p text:style-name="P4">2</text:p>
          </table:table-cell>
          <table:table-cell table:style-name="Tabela1.C2" office:value-type="string">
            <text:p text:style-name="P4">1000</text:p>
          </table:table-cell>
        </table:table-row>
      </table:table>
      <text:p text:style-name="P8"/>
      <text:p text:style-name="P2"/>
      <text:p text:style-name="P2">W działaniu tej sieci każdy element ma równie duże znaczenie dla poprawnego działania sieci. </text:p>
      <text:p text:style-name="P2">Najlepiej sprawdziły się ustawienia:</text:p>
      <text:p text:style-name="P2">Współczynnik uczenia 0,1</text:p>
      <text:p text:style-name="P2">Ilość iteracji 10000</text:p>
      <text:p text:style-name="P8">Ilość neuronów 20</text:p>
      <text:p text:style-name="P8"/>
      <text:p text:style-name="P8">Dzięki sieci Kohonena <text:s/>można rozpoznawać charakterystyczne wzorce.<text:line-break/>Należy pamiętać o poprawnym dobraniu parametrów, gdyż mają one duży wpływ na działanie programu.</text:p>
      <text:p text:style-name="P8"/>
      <text:p text:style-name="P8">Listing kodu:</text:p>
      <text:p text:style-name="P8">https://github.com/barbarapar/PSI_GCP03_zima_2017-2018_Barbara_Party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-BoldMT" svg:font-family="Arial-BoldMT"/>
    <style:font-face style:name="Mangal1" svg:font-family="Mangal"/>
    <style:font-face style:name="OpenSymbol" svg:font-family="OpenSymbol"/>
    <style:font-face style:name="Times New Roman1" svg:font-family="'Times New Roman'"/>
    <style:font-face style:name="ArialMT" svg:font-family="ArialMT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hhh hhh</meta:initial-creator>
    <meta:creation-date>2018-01-19T09:10:33.72</meta:creation-date>
    <dc:date>2018-01-19T09:28:38.96</dc:date>
    <dc:creator>hhhh hhh</dc:creator>
    <meta:editing-duration>PT15M43S</meta:editing-duration>
    <meta:editing-cycles>2</meta:editing-cycles>
    <meta:generator>OpenOffice/4.1.3$Win32 OpenOffice.org_project/413m1$Build-9783</meta:generator>
    <meta:document-statistic meta:table-count="1" meta:image-count="2" meta:object-count="0" meta:page-count="3" meta:paragraph-count="70" meta:word-count="470" meta:character-count="3451"/>
  </office:meta>
</office:document-meta>
</file>